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721cm" fo:margin-left="0cm" fo:margin-right="-0.021cm" table:align="margins"/>
    </style:style>
    <style:style style:name="Tabla1.A" style:family="table-column">
      <style:table-column-properties style:column-width="2.18cm" style:rel-column-width="5154*"/>
    </style:style>
    <style:style style:name="Tabla1.B" style:family="table-column">
      <style:table-column-properties style:column-width="3.946cm" style:rel-column-width="9328*"/>
    </style:style>
    <style:style style:name="Tabla1.C" style:family="table-column">
      <style:table-column-properties style:column-width="2.866cm" style:rel-column-width="6776*"/>
    </style:style>
    <style:style style:name="Tabla1.D" style:family="table-column">
      <style:table-column-properties style:column-width="3.311cm" style:rel-column-width="7827*"/>
    </style:style>
    <style:style style:name="Tabla1.E" style:family="table-column">
      <style:table-column-properties style:column-width="2.609cm" style:rel-column-width="6167*"/>
    </style:style>
    <style:style style:name="Tabla1.F" style:family="table-column">
      <style:table-column-properties style:column-width="2.965cm" style:rel-column-width="7009*"/>
    </style:style>
    <style:style style:name="Tabla1.G" style:family="table-column">
      <style:table-column-properties style:column-width="2.967cm" style:rel-column-width="7013*"/>
    </style:style>
    <style:style style:name="Tabla1.I" style:family="table-column">
      <style:table-column-properties style:column-width="3.914cm" style:rel-column-width="925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I1" style:family="table-cell">
      <style:table-cell-properties fo:padding="0.097cm" fo:border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I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9pt" officeooo:paragraph-rsid="001f1b9a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officeooo:paragraph-rsid="00174a6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74a6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ebfb1" officeooo:paragraph-rsid="00174a6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paragraph-rsid="00174a67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0pt" officeooo:paragraph-rsid="00174a67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1ebfb1" officeooo:paragraph-rsid="00174a67" style:font-size-asian="8.75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336ee6" officeooo:paragraph-rsid="00174a67" style:font-size-asian="8.75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224d71" officeooo:paragraph-rsid="00224d71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21050b" officeooo:paragraph-rsid="00224d71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241655" officeooo:paragraph-rsid="00241655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officeooo:paragraph-rsid="00174a67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201ad5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2a7783" style:font-size-asian="8.75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174a67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243b94" officeooo:paragraph-rsid="00243b94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28b9d0" officeooo:paragraph-rsid="0028b9d0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officeooo:paragraph-rsid="002bb0a9" style:font-size-asian="8.75pt" style:font-size-complex="10pt"/>
    </style:style>
    <style:style style:name="T1" style:family="text">
      <style:text-properties fo:font-weight="bold" officeooo:rsid="00325c19" style:font-weight-asian="bold" style:font-weight-complex="bold"/>
    </style:style>
    <style:style style:name="T2" style:family="text">
      <style:text-properties fo:font-weight="bold" officeooo:rsid="006b76c5" style:font-weight-asian="bold" style:font-weight-complex="bold"/>
    </style:style>
    <style:style style:name="T3" style:family="text">
      <style:text-properties officeooo:rsid="00325c19"/>
    </style:style>
    <style:style style:name="T4" style:family="text">
      <style:text-properties officeooo:rsid="003a5cc9"/>
    </style:style>
    <style:style style:name="T5" style:family="text">
      <style:text-properties officeooo:rsid="002f3a38"/>
    </style:style>
    <style:style style:name="T6" style:family="text">
      <style:text-properties officeooo:rsid="00183eb2"/>
    </style:style>
    <style:style style:name="T7" style:family="text">
      <style:text-properties officeooo:rsid="001ff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get_name(company)&gt;">compañia</text:text-input></text:p>
      <text:p text:style-name="P4">Listado <text:span text:style-name="T4">de </text:span><text:span text:style-name="T5">Empleados </text:span><text:span text:style-name="T6">que </text:span><text:span text:style-name="T7">van a tomar </text:span><text:span text:style-name="T6">vacacione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F"/>
        <table:table-column table:style-name="Tabla1.I"/>
        <table:table-row>
          <table:table-cell table:style-name="Tabla1.A1" office:value-type="string">
            <text:p text:style-name="P7">Nº de Cedula</text:p>
          </table:table-cell>
          <table:table-cell table:style-name="Tabla1.A1" office:value-type="string">
            <text:p text:style-name="P7">Nombres</text:p>
          </table:table-cell>
          <table:table-cell table:style-name="Tabla1.A1" office:value-type="string">
            <text:p text:style-name="P8">Departamento</text:p>
          </table:table-cell>
          <table:table-cell table:style-name="Tabla1.A1" office:value-type="string">
            <text:p text:style-name="P7">Fecha de Ingreso</text:p>
          </table:table-cell>
          <table:table-cell table:style-name="Tabla1.A1" office:value-type="string">
            <text:p text:style-name="P9">Fecha de Ultima Vacacion</text:p>
          </table:table-cell>
          <table:table-cell table:style-name="Tabla1.A1" office:value-type="string">
            <text:p text:style-name="P16">Fecha Proxima Vacacion</text:p>
          </table:table-cell>
          <table:table-cell table:style-name="Tabla1.A1" office:value-type="string">
            <text:p text:style-name="P10">Dias Acumulados</text:p>
          </table:table-cell>
          <table:table-cell table:style-name="Tabla1.A1" office:value-type="string">
            <text:p text:style-name="P17">Dias del año actual</text:p>
          </table:table-cell>
          <table:table-cell table:style-name="Tabla1.I1" office:value-type="string">
            <text:p text:style-name="P11">Dias Maximos Permitidos</text:p>
          </table:table-cell>
        </table:table-row>
        <table:table-row>
          <table:table-cell table:style-name="Tabla1.A1" table:number-columns-spanned="4" office:value-type="string">
            <text:p text:style-name="P5"><text:text-input text:description="&lt;for each=&quot;o in employee_list&quot;&gt;">for objects</text:text-input></text:p>
          </table:table-cell>
          <table:covered-table-cell/>
          <table:covered-table-cell/>
          <table:covered-table-cell/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I1" office:value-type="string">
            <text:p text:style-name="P5"/>
          </table:table-cell>
        </table:table-row>
        <table:table-row>
          <table:table-cell table:style-name="Tabla1.A3" office:value-type="string">
            <text:p text:style-name="P12"><text:text-input text:description="&lt;o.get('employee').identification_id&gt;">identificacion</text:text-input></text:p>
          </table:table-cell>
          <table:table-cell table:style-name="Tabla1.A3" office:value-type="string">
            <text:p text:style-name="P15"><text:text-input text:description="&lt;get_name(o.get('employee'))&gt;">nombre</text:text-input></text:p>
          </table:table-cell>
          <table:table-cell table:style-name="Tabla1.A3" office:value-type="string">
            <text:p text:style-name="P12"><text:text-input text:description="&lt;get_name(o.get('employee').department_id)&gt;">departamento</text:text-input></text:p>
          </table:table-cell>
          <table:table-cell table:style-name="Tabla1.A3" office:value-type="string">
            <text:p text:style-name="P12"><text:text-input text:description="&lt;o.get('date_ingreso')&gt;">fecha ingreso</text:text-input></text:p>
          </table:table-cell>
          <table:table-cell table:style-name="Tabla1.A3" office:value-type="string">
            <text:p text:style-name="P13"><text:text-input text:description="&lt;o.get('date_last_vacation') or ''&gt;">date_last_vacation</text:text-input></text:p>
          </table:table-cell>
          <table:table-cell table:style-name="Tabla1.A3" office:value-type="string">
            <text:p text:style-name="P14"><text:text-input text:description="&lt;o.get('date_next_vacation') or ''&gt;">next vacation</text:text-input></text:p>
          </table:table-cell>
          <table:table-cell table:style-name="Tabla1.A3" office:value-type="string">
            <text:p text:style-name="P13"><text:text-input text:description="&lt;o.get('days_vacation_acumulated')&gt;">dias acumulados</text:text-input></text:p>
          </table:table-cell>
          <table:table-cell table:style-name="Tabla1.A3" office:value-type="string">
            <text:p text:style-name="P18"><text:text-input text:description="&lt;o.get('days_now')&gt;">dias actual</text:text-input></text:p>
          </table:table-cell>
          <table:table-cell table:style-name="Tabla1.I3" office:value-type="string">
            <text:p text:style-name="P13"><text:text-input text:description="&lt;o.get('days_max')&gt;">dias a tomar</text:text-input></text:p>
          </table:table-cell>
        </table:table-row>
        <table:table-row>
          <table:table-cell table:style-name="Tabla1.A3" table:number-columns-spanned="4" office:value-type="string">
            <text:p text:style-name="P6"><text:text-input text:description="&lt;/for&gt;">/for</text:text-input></text:p>
          </table:table-cell>
          <table:covered-table-cell/>
          <table:covered-table-cell/>
          <table:covered-table-cell/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A3" office:value-type="string">
            <text:p text:style-name="P6"/>
          </table:table-cell>
          <table:table-cell table:style-name="Tabla1.I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paragraph-rsid="001f1b9a" style:font-size-asian="9pt" style:font-size-complex="9pt"/>
    </style:style>
    <style:style style:name="MT1" style:family="text">
      <style:text-properties fo:font-weight="bold" officeooo:rsid="00325c19" style:font-weight-asian="bold" style:font-weight-complex="bold"/>
    </style:style>
    <style:style style:name="MT2" style:family="text">
      <style:text-properties officeooo:rsid="00325c19"/>
    </style:style>
    <style:style style:name="MT3" style:family="text">
      <style:text-properties fo:font-weight="bold" officeooo:rsid="006b76c5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suario</text:span><text:span text:style-name="MT2">:</text:span><text:span text:style-name="MT2"><text:text-input text:description="&lt;user.name&gt;">usuario</text:text-input></text:span><text:span text:style-name="MT2"><text:tab/><text:tab/></text:span><text:span text:style-name="MT1">Fecha Impresion</text:span><text:span text:style-name="MT2">:</text:span><text:span text:style-name="MT2"><text:text-input text:description="&lt;formatLang(time.strftime(&quot;%Y-%m-%d %H:%M:%S&quot;, time.localtime()),date_time=True)&gt;">now</text:text-input></text:span><text:span text:style-name="MT2"> </text:span><text:span text:style-name="MT3">Pag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1T15:14:03</meta:creation-date>
    <dc:date>2013-03-04T15:45:28</dc:date>
    <meta:editing-duration>PT05H45M59S</meta:editing-duration>
    <meta:editing-cycles>28</meta:editing-cycles>
    <meta:generator>OpenOffice.org/3.2$Linux OpenOffice.org_project/320m19$Build-9505</meta:generator>
    <meta:document-statistic meta:table-count="1" meta:image-count="0" meta:object-count="0" meta:page-count="1" meta:paragraph-count="23" meta:word-count="55" meta:character-count="379"/>
  </office:meta>
</office:document-meta>
</file>